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F" svg:font-family=""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BE"/>
    </style:style>
    <style:style style:name="P2"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9"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0" style:family="paragraph" style:parent-style-name="Standard" style:list-style-name="">
      <style:paragraph-properties style:text-autospace="none"/>
      <style:text-properties fo:color="#000000" style:font-name="F" fo:font-size="10pt" style:font-name-asian="F" style:font-size-asian="10pt" style:font-name-complex="F" style:font-size-complex="10pt"/>
    </style:style>
    <style:style style:name="P11" style:family="paragraph" style:parent-style-name="Standard" style:list-style-name="">
      <style:paragraph-properties style:text-autospace="none"/>
      <style:text-properties fo:color="#000000" style:font-name="Courier New" fo:font-size="10pt" fo:font-weight="normal" style:font-name-asian="F" style:font-size-asian="10pt" style:font-weight-asian="normal" style:font-name-complex="F" style:font-size-complex="10pt" style:font-weight-complex="normal"/>
    </style:style>
    <style:style style:name="P12" style:family="paragraph" style:parent-style-name="Standard">
      <style:text-properties fo:color="#804000" style:font-name="F" fo:font-size="10pt" style:font-name-asian="F" style:font-size-asian="10pt" style:font-name-complex="F" style:font-size-complex="10pt"/>
    </style:style>
    <style:style style:name="P13" style:family="paragraph" style:parent-style-name="Standard" style:list-style-name="">
      <style:paragraph-properties style:text-autospace="none"/>
    </style:style>
    <style:style style:name="P14" style:family="paragraph" style:parent-style-name="Standard" style:list-style-name="">
      <style:paragraph-properties style:text-autospace="none"/>
      <style:text-properties fo:color="#000080" style:font-name="F" fo:font-size="10pt" fo:font-weight="bold" style:font-name-asian="F" style:font-size-asian="10pt" style:font-weight-asian="bold" style:font-name-complex="F" style:font-size-complex="10pt" style:font-weight-complex="bold"/>
    </style:style>
    <style:style style:name="P15" style:family="paragraph" style:parent-style-name="Standard" style:list-style-name="">
      <style:paragraph-properties style:text-autospace="none"/>
      <style:text-properties fo:color="#0080ff" style:font-name="Courier New" fo:font-size="10pt" fo:font-weight="normal" style:font-name-asian="F" style:font-size-asian="10pt" style:font-weight-asian="normal" style:font-name-complex="F" style:font-size-complex="10pt" style:font-weight-complex="normal"/>
    </style:style>
    <style:style style:name="P16" style:family="paragraph" style:parent-style-name="Standard">
      <style:text-properties style:font-name="Courier New"/>
    </style:style>
    <style:style style:name="P17" style:family="paragraph" style:parent-style-name="Standard" style:list-style-name="">
      <style:paragraph-properties style:text-autospace="none"/>
      <style:text-properties style:font-name="Courier New"/>
    </style:style>
    <style:style style:name="P18" style:family="paragraph" style:parent-style-name="Standard">
      <style:text-properties style:font-name="Courier New" fo:font-size="10pt" style:font-size-asian="10pt" style:font-size-complex="10pt"/>
    </style:style>
    <style:style style:name="P19" style:family="paragraph" style:parent-style-name="Standard" style:list-style-name="">
      <style:paragraph-properties style:text-autospace="none"/>
      <style:text-properties style:font-name="Courier New" fo:font-size="10pt" style:font-size-asian="10pt" style:font-size-complex="10pt"/>
    </style:style>
    <style:style style:name="P20" style:family="paragraph" style:parent-style-name="Standard">
      <style:text-properties fo:color="#008000" style:font-name="Courier New" fo:font-size="10pt" style:font-name-asian="F" style:font-size-asian="10pt" style:font-name-complex="F" style:font-size-complex="10pt"/>
    </style:style>
    <style:style style:name="P21" style:family="paragraph" style:parent-style-name="Standard" style:list-style-name="">
      <style:paragraph-properties style:text-autospace="none"/>
      <style:text-properties fo:color="#008000" style:font-name="Courier New" fo:font-size="10pt" style:font-name-asian="F" style:font-size-asian="10pt" style:font-name-complex="F" style:font-size-complex="10pt"/>
    </style:style>
    <style:style style:name="P22" style:family="paragraph" style:parent-style-name="Standard" style:list-style-name="">
      <style:paragraph-properties style:text-autospace="none"/>
      <style:text-properties fo:color="#008000" style:font-name="Courier New" fo:font-size="10pt" fo:font-weight="normal" style:font-name-asian="F" style:font-size-asian="10pt" style:font-weight-asian="normal" style:font-name-complex="F" style:font-size-complex="10pt" style:font-weight-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Heading_20_1">
      <style:paragraph-properties fo:break-before="page"/>
    </style:style>
    <style:style style:name="P25" style:family="paragraph" style:parent-style-name="Heading_20_1">
      <style:text-properties style:font-name="Courier New" fo:font-size="10pt" style:font-size-asian="10pt" style:font-size-complex="10pt"/>
    </style:style>
    <style:style style:name="P26" style:family="paragraph" style:parent-style-name="Contents_20_Heading">
      <style:paragraph-properties fo:break-before="page"/>
    </style:style>
    <style:style style:name="P27" style:family="paragraph" style:parent-style-name="Heading_20_2">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Heading_20_2">
      <style:paragraph-properties fo:break-before="page"/>
    </style:style>
    <style:style style:name="P29" style:family="paragraph">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8000ff" style:font-name="F" fo:font-size="10pt" style:font-name-asian="F" style:font-size-asian="10pt" style:font-name-complex="F" style:font-size-complex="10pt"/>
    </style:style>
    <style:style style:name="T2" style:family="text">
      <style:text-properties fo:color="#8000ff" style:font-name="F" fo:font-size="10pt" fo:font-weight="normal" style:font-name-asian="F" style:font-size-asian="10pt" style:font-weight-asian="normal" style:font-name-complex="F" style:font-size-complex="10pt" style:font-weight-complex="normal"/>
    </style:style>
    <style:style style:name="T3" style:family="text">
      <style:text-properties fo:color="#000000" style:font-name="F" fo:font-size="10pt" style:font-name-asian="F" style:font-size-asian="10pt" style:font-name-complex="F" style:font-size-complex="10pt"/>
    </style:style>
    <style:style style:name="T4" style:family="text">
      <style:text-properties fo:color="#000000" style:font-name="F" fo:font-size="10pt" fo:font-weight="normal" style:font-name-asian="F" style:font-size-asian="10pt" style:font-weight-asian="normal" style:font-name-complex="F" style:font-size-complex="10pt" style:font-weight-complex="normal"/>
    </style:style>
    <style:style style:name="T5" style:family="text">
      <style:text-properties fo:color="#000000" fo:font-size="10pt" style:font-name-asian="F" style:font-size-asian="10pt" style:font-name-complex="F" style:font-size-complex="10pt"/>
    </style:style>
    <style:style style:name="T6" style:family="text">
      <style:text-properties fo:color="#000000" fo:font-size="10pt" fo:font-weight="normal" style:font-name-asian="F" style:font-size-asian="10pt" style:font-weight-asian="normal" style:font-name-complex="F" style:font-size-complex="10pt" style:font-weight-complex="normal"/>
    </style:style>
    <style:style style:name="T7" style:family="text">
      <style:text-properties fo:color="#000000" fo:font-size="10pt" fo:font-weight="bold" style:font-name-asian="F" style:font-size-asian="10pt" style:font-weight-asian="bold" style:font-name-complex="F" style:font-size-complex="10pt" style:font-weight-complex="bold"/>
    </style:style>
    <style:style style:name="T8" style:family="text">
      <style:text-properties fo:color="#000000" style:font-name-asian="F" style:font-name-complex="F"/>
    </style:style>
    <style:style style:name="T9" style:family="text">
      <style:text-properties fo:color="#000000" fo:font-weight="normal" style:font-name-asian="F" style:font-weight-asian="normal" style:font-name-complex="F" style:font-weight-complex="normal"/>
    </style:style>
    <style:style style:name="T10" style:family="text">
      <style:text-properties fo:color="#000000" style:font-name="Courier New" fo:font-size="10pt" style:font-name-asian="F" style:font-size-asian="10pt" style:font-name-complex="F" style:font-size-complex="10pt"/>
    </style:style>
    <style:style style:name="T11" style:family="text">
      <style:text-properties fo:color="#000080" style:font-name="F" fo:font-size="10pt" fo:font-weight="bold" style:font-name-asian="F" style:font-size-asian="10pt" style:font-weight-asian="bold" style:font-name-complex="F" style:font-size-complex="10pt" style:font-weight-complex="bold"/>
    </style:style>
    <style:style style:name="T12" style:family="text">
      <style:text-properties fo:color="#808080" style:font-name="F" fo:font-size="10pt" fo:font-weight="normal" style:font-name-asian="F" style:font-size-asian="10pt" style:font-weight-asian="normal" style:font-name-complex="F" style:font-size-complex="10pt" style:font-weight-complex="normal"/>
    </style:style>
    <style:style style:name="T13" style:family="text">
      <style:text-properties fo:color="#808080" fo:font-size="10pt" fo:font-weight="normal" style:font-name-asian="F" style:font-size-asian="10pt" style:font-weight-asian="normal" style:font-name-complex="F" style:font-size-complex="10pt" style:font-weight-complex="normal"/>
    </style:style>
    <style:style style:name="T14" style:family="text">
      <style:text-properties fo:color="#0000ff" fo:font-size="10pt" style:font-name-asian="F" style:font-size-asian="10pt" style:font-name-complex="F" style:font-size-complex="10pt"/>
    </style:style>
    <style:style style:name="T15" style:family="text">
      <style:text-properties fo:color="#0000ff" fo:font-size="10pt" fo:font-weight="normal" style:font-name-asian="F" style:font-size-asian="10pt" style:font-weight-asian="normal" style:font-name-complex="F" style:font-size-complex="10pt" style:font-weight-complex="normal"/>
    </style:style>
    <style:style style:name="T16" style:family="text">
      <style:text-properties fo:letter-spacing="-0.005cm" fo:language="fr" fo:country="BE"/>
    </style:style>
    <style:style style:name="T17" style:family="text">
      <style:text-properties fo:letter-spacing="-0.005cm" fo:language="en" fo:country="US"/>
    </style:style>
    <style:style style:name="T18" style:family="text">
      <style:text-properties fo:font-weight="bold" style:font-weight-asian="bold" style:font-weight-complex="bold"/>
    </style:style>
    <style:style style:name="T19" style:family="text">
      <style:text-properties fo:color="#0080ff" style:font-name="F" fo:font-size="10pt" style:font-name-asian="F" style:font-size-asian="10pt" style:font-name-complex="F" style:font-size-complex="10pt"/>
    </style:style>
    <style:style style:name="T20" style:family="text">
      <style:text-properties fo:color="#0080ff" fo:font-size="10pt" style:font-name-asian="F" style:font-size-asian="10pt" style:font-name-complex="F" style:font-size-complex="10pt"/>
    </style:style>
    <style:style style:name="T21" style:family="text">
      <style:text-properties fo:color="#0080ff" fo:font-size="10pt" fo:font-weight="normal" style:font-name-asian="F" style:font-size-asian="10pt" style:font-weight-asian="normal" style:font-name-complex="F" style:font-size-complex="10pt" style:font-weight-complex="normal"/>
    </style:style>
    <style:style style:name="T22" style:family="text">
      <style:text-properties fo:color="#0080ff" style:font-name-asian="F" style:font-name-complex="F"/>
    </style:style>
    <style:style style:name="T23" style:family="text">
      <style:text-properties fo:color="#0080ff" fo:font-weight="normal" style:font-name-asian="F" style:font-weight-asian="normal" style:font-name-complex="F" style:font-weight-complex="normal"/>
    </style:style>
    <style:style style:name="T24" style:family="text">
      <style:text-properties fo:color="#ff0000" fo:font-size="10pt" fo:font-weight="bold" style:font-name-asian="F" style:font-size-asian="10pt" style:font-weight-asian="bold" style:font-name-complex="F" style:font-size-complex="10pt" style:font-weight-complex="bold"/>
    </style:style>
    <style:style style:name="T25" style:family="text">
      <style:text-properties fo:color="#ff0000" fo:font-weight="bold" style:font-name-asian="F" style:font-weight-asian="bold" style:font-name-complex="F" style:font-weight-complex="bold"/>
    </style:style>
    <style:style style:name="T26"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E.P.L. <text:s/>: Catégorie Technique</text:p>
      <text:p text:style-name="P4">==========================================</text:p>
      <text:p text:style-name="P4"/>
      <text:p text:style-name="P4"/>
      <text:p text:style-name="P4">Bachelier en Informatique et Systèmes : finalité Informatique Industrielle</text:p>
      <text:p text:style-name="P4"/>
      <text:p text:style-name="P4"/>
      <text:p text:style-name="P4">LABORATOIRE D'INFORMATIQUE INDUSTRIELLE</text:p>
      <text:p text:style-name="P4">===========================================</text:p>
      <text:p text:style-name="P4"/>
      <text:p text:style-name="P4"/>
      <text:p text:style-name="P4"/>
      <text:p text:style-name="P4"/>
      <text:p text:style-name="P4">Système Embarqués</text:p>
      <text:p text:style-name="P4">---------------------------</text:p>
      <text:p text:style-name="P3"/>
      <text:p text:style-name="P5">3ème année</text:p>
      <text:p text:style-name="P3"/>
      <text:p text:style-name="P3"/>
      <text:p text:style-name="P3"/>
      <text:p text:style-name="P4">Images système élémentaire</text:p>
      <text:p text:style-name="P4">=====================</text:p>
      <text:p text:style-name="P3"/>
      <text:p text:style-name="P2"/>
      <text:p text:style-name="P2"/>
      <text:p text:style-name="P2"/>
      <text:p text:style-name="P2"/>
      <text:p text:style-name="P2"><text:s text:c="4"/>2012 - 2013 <text:s text:c="13"/><text:tab/><text:tab/><text:tab/><text:tab/> <text:s text:c="11"/><text:tab/><text:tab/><text:tab/>Van Gysegem Thomas</text:p>
      <text:p text:style-name="P2"><text:tab/><text:tab/><text:tab/><text:tab/><text:tab/><text:tab/><text:tab/><text:tab/><text:tab/> <text:s text:c="3"/><text:tab/>Delsaux Kevin</text:p>
      <text:p text:style-name="P2"/>
      <text:p text:style-name="P7"><text:span text:style-name="T16"><text:tab/><text:tab/><text:tab/><text:tab/><text:tab/><text:tab/><text:tab/><text:tab/></text:span><text:span text:style-name="T17">Groupe : 2322</text:span></text:p>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6">Table des matières</text:p>
          </text:index-title>
          <text:p text:style-name="P30">Fichier source (*.c)<text:tab/>3</text:p>
          <text:p text:style-name="P30">Compilation<text:tab/>3</text:p>
          <text:p text:style-name="P30">Exécution du programme<text:tab/>3</text:p>
          <text:p text:style-name="P30">Fichier script non optimisé<text:tab/>4</text:p>
          <text:p text:style-name="P31">Fichier build (*.bld)<text:tab/>4</text:p>
          <text:p text:style-name="P31">Résultat du mkifs<text:tab/>5</text:p>
          <text:p text:style-name="P31">Contenu de l'image système générée<text:tab/>6</text:p>
          <text:p text:style-name="P31">Taille de l’exécutable et de l'image système<text:tab/>6</text:p>
          <text:p text:style-name="P31">Résultat du dinit<text:tab/>6</text:p>
          <text:p text:style-name="P30">Fichier script optimisé<text:tab/>7</text:p>
          <text:p text:style-name="P31">Fichier build (*.bld)<text:tab/>7</text:p>
          <text:p text:style-name="P31">Résultat du mkifs<text:tab/>8</text:p>
          <text:p text:style-name="P31">Contenu de l'image système générée<text:tab/>9</text:p>
          <text:p text:style-name="P31">Taille de l’exécutable et de l'image système<text:tab/>9</text:p>
          <text:p text:style-name="P31">Résultat du dinit<text:tab/>9</text:p>
          <text:p text:style-name="P30">Interprétation des résultats<text:tab/>10</text:p>
        </text:index-body>
      </text:table-of-content>
      <text:h text:style-name="Heading_20_3" text:outline-level="3"/>
      <text:h text:style-name="P24" text:outline-level="1">Fichier source (*.c)</text:h>
      <text:p text:style-name="P12">#include&lt;stdio.h&gt;</text:p>
      <text:p text:style-name="P10"/>
      <text:p text:style-name="P13"><text:span text:style-name="T1">int</text:span><text:span text:style-name="T3"> main</text:span><text:span text:style-name="T11">(</text:span><text:span text:style-name="T2">void</text:span><text:span text:style-name="T11">)</text:span></text:p>
      <text:p text:style-name="P14">{</text:p>
      <text:p text:style-name="P13"><text:span text:style-name="T4"><text:s text:c="4"/>printf</text:span><text:span text:style-name="T11">(</text:span><text:span text:style-name="T12">"Hello World !\n\n"</text:span><text:span text:style-name="T11">);</text:span></text:p>
      <text:p text:style-name="P13"><text:span text:style-name="T4"><text:s text:c="4"/>printf</text:span><text:span text:style-name="T11">(</text:span><text:span text:style-name="T12">"Van Gysegem Thomas\n"</text:span><text:span text:style-name="T11">);</text:span></text:p>
      <text:p text:style-name="P13"><text:span text:style-name="T4"><text:s text:c="4"/>printf</text:span><text:span text:style-name="T11">(</text:span><text:span text:style-name="T12">"Delsaux Kevin\n"</text:span><text:span text:style-name="T11">);</text:span></text:p>
      <text:p text:style-name="P14">}</text:p>
      <text:p text:style-name="Text_20_body"/>
      <text:p text:style-name="Text_20_body"/>
      <text:h text:style-name="Heading_20_1" text:outline-level="1">Compilation</text:h>
      <text:p text:style-name="Text_20_body"><text:span text:style-name="T10"/></text:p>
      <text:p text:style-name="P18"><text:span text:style-name="T9">TODO</text:span></text:p>
      <text:p text:style-name="P18"><text:span text:style-name="T9"/></text:p>
      <text:p text:style-name="P18"><text:span text:style-name="T9"/></text:p>
      <text:h text:style-name="Heading_20_1" text:outline-level="1">Exécution du programme</text:h>
      <text:h text:style-name="P27" text:outline-level="2"><text:span text:style-name="T22">$</text:span><text:span text:style-name="T8"> </text:span>./a.out </text:h>
      <text:p text:style-name="P23">Hello World !</text:p>
      <text:p text:style-name="P23"/>
      <text:p text:style-name="P23">Van Gysegem Thomas</text:p>
      <text:p text:style-name="P18">Delsaux Kevin</text:p>
      <text:h text:style-name="P27" text:outline-level="2"><text:span text:style-name="T22">$</text:span><text:span text:style-name="T8"> </text:span></text:h>
      <text:p text:style-name="Text_20_body"/>
      <text:h text:style-name="P25" text:outline-level="1"><text:span text:style-name="T9"/></text:h>
      <text:h text:style-name="P24" text:outline-level="1">Fichier script non optimisé</text:h>
      <text:h text:style-name="Heading_20_2" text:outline-level="2">Fichier build (*.bld)</text:h>
      <text:p text:style-name="Text_20_body"/>
      <text:p text:style-name="P20"># Buildfile pour tests sur disquette de boot pour syst embarques</text:p>
      <text:p text:style-name="P21"># Affiche "Hello world"</text:p>
      <text:p text:style-name="P21"># bios pour le meme cpu que l'host de developemment</text:p>
      <text:p text:style-name="P17"><text:span text:style-name="T14">[virtual</text:span><text:span text:style-name="T7">=</text:span><text:span text:style-name="T6">x86,bios] .bootstrap = {</text:span></text:p>
      <text:p text:style-name="P11"><text:tab/>startup-bios -s 64k -A</text:p>
      <text:p text:style-name="P11"><text:tab/>PATH=/proc/boot LD_LIBRARY_PATH=/proc/boot:/usr/lib:/lib procnto</text:p>
      <text:p text:style-name="P11">}</text:p>
      <text:p text:style-name="P17"><text:span text:style-name="T15">[+script] .script</text:span><text:span text:style-name="T6"> </text:span><text:span text:style-name="T7">=</text:span><text:span text:style-name="T6"> {</text:span></text:p>
      <text:p text:style-name="P11"/>
      <text:p text:style-name="P11">procmgr_symlink ../../proc/boot/libc.so /usr/lib/ldqnx.so.2</text:p>
      <text:p text:style-name="P11"/>
      <text:p text:style-name="P22"># start console driver with two virtual consoles</text:p>
      <text:p text:style-name="P22"># accessible at ctrl+alt+1 and ctrl+alt+2</text:p>
      <text:p text:style-name="P11"/>
      <text:p text:style-name="P11">devc-con -n2 &amp;</text:p>
      <text:p text:style-name="P11"/>
      <text:p text:style-name="P22"># start shell on the consoles</text:p>
      <text:p text:style-name="P22">#open stdin,stdout,stderr directed to con1</text:p>
      <text:p text:style-name="P11"/>
      <text:p text:style-name="P11">reopen /dev/con1</text:p>
      <text:p text:style-name="P11"/>
      <text:p text:style-name="P22"># start shell as session leadertaire</text:p>
      <text:p text:style-name="P11"/>
      <text:p text:style-name="P17"><text:span text:style-name="T15">[+session] TERM</text:span><text:span text:style-name="T7">=</text:span><text:span text:style-name="T6">qansi uesh &amp;</text:span></text:p>
      <text:p text:style-name="P11"/>
      <text:p text:style-name="P22">#open stdin,stdout,stderr directed to con2</text:p>
      <text:p text:style-name="P11"/>
      <text:p text:style-name="P11">reopen /dev/con2</text:p>
      <text:p text:style-name="P11">/proc/boot/main.out &amp;</text:p>
      <text:p text:style-name="P22"># start shell as session leader</text:p>
      <text:p text:style-name="P17"><text:span text:style-name="T15">[+session] TERM</text:span><text:span text:style-name="T7">=</text:span><text:span text:style-name="T6">qansi uesh &amp;</text:span></text:p>
      <text:p text:style-name="P11"/>
      <text:p text:style-name="P11">}</text:p>
      <text:p text:style-name="P11"/>
      <text:p text:style-name="P22">#Files to be included</text:p>
      <text:p text:style-name="P22">#these will end up in /proc/boot</text:p>
      <text:p text:style-name="P11">libc.so</text:p>
      <text:p text:style-name="P11"/>
      <text:p text:style-name="P17"><text:span text:style-name="T15">/etc/termcap</text:span><text:span text:style-name="T7">=</text:span><text:span text:style-name="T6">/etc/termcap</text:span></text:p>
      <text:p text:style-name="P11"/>
      <text:p text:style-name="P22">#Executable programs to be loaded</text:p>
      <text:p text:style-name="P17"><text:span text:style-name="T15">[code</text:span><text:span text:style-name="T7">=</text:span><text:span text:style-name="T6">uip data=copy perms=+r,+x]</text:span></text:p>
      <text:p text:style-name="P11">ls</text:p>
      <text:p text:style-name="P11">cat</text:p>
      <text:p text:style-name="P11">pidin</text:p>
      <text:p text:style-name="P11">pwd</text:p>
      <text:p text:style-name="P11"/>
      <text:p text:style-name="P22"># elem</text:p>
      <text:p text:style-name="P11">/fs/hd10-dos-1/D1_sysEm/main.out</text:p>
      <text:p text:style-name="P11"/>
      <text:p text:style-name="P11">devc-con</text:p>
      <text:p text:style-name="P22"># uesh is a tiny shell, use "ksh" if you have enough space</text:p>
      <text:p text:style-name="P11">uesh</text:p>
      <text:h text:style-name="P28" text:outline-level="2">Résultat du mkifs</text:h>
      <text:p text:style-name="Text_20_body"><text:span text:style-name="T10"/></text:p>
      <text:p text:style-name="P18"><text:span text:style-name="T22">$</text:span><text:span text:style-name="T8"> mkifs -v fichier.bld img.ifs</text:span></text:p>
      <text:p text:style-name="P19"><text:span text:style-name="T8"><text:s text:c="2"/></text:span><text:span text:style-name="T22">Offset</text:span><text:span text:style-name="T8"> <text:s text:c="2"/>Size <text:s text:c="3"/>Entry <text:s text:c="2"/>Ramoff Target</text:span><text:span text:style-name="T25">=</text:span><text:span text:style-name="T9">Host</text:span></text:p>
      <text:p text:style-name="P19"><text:span text:style-name="T9"><text:s text:c="2"/></text:span><text:span text:style-name="T23">400000</text:span><text:span text:style-name="T9"> <text:s text:c="3"/>400 <text:s text:c="7"/>0 <text:s text:c="5"/>--- /usr/qnx632/target/qnx6/x86/boot/sys/bios.boot</text:span></text:p>
      <text:p text:style-name="P11"/>
      <text:p text:style-name="P19"><text:span text:style-name="T9"><text:s text:c="2"/></text:span><text:span text:style-name="T23">400400</text:span><text:span text:style-name="T9"> <text:s text:c="3"/>100 <text:s text:c="4"/>---- <text:s text:c="5"/>--- Startup-header</text:span></text:p>
      <text:p text:style-name="P19"><text:span text:style-name="T9"><text:s text:c="2"/></text:span><text:span text:style-name="T23">400500</text:span><text:span text:style-name="T9"> <text:s text:c="2"/>e408 <text:s text:c="2"/>403c08 <text:s text:c="5"/>--- /tmp/DAA806376</text:span></text:p>
      <text:p text:style-name="P19"><text:span text:style-name="T9"><text:s text:c="2"/></text:span><text:span text:style-name="T23">40e508</text:span><text:span text:style-name="T9"> <text:s text:c="4"/>5c <text:s text:c="4"/>---- <text:s text:c="5"/>--- Image-header</text:span></text:p>
      <text:p text:style-name="P19"><text:span text:style-name="T9"><text:s text:c="2"/></text:span><text:span text:style-name="T23">40e564</text:span><text:span text:style-name="T9"> <text:s text:c="3"/>278 <text:s text:c="4"/>---- <text:s text:c="5"/>--- Image-directory</text:span></text:p>
      <text:p text:style-name="P19"><text:span text:style-name="T9"><text:s text:c="2"/></text:span><text:span text:style-name="T23">40e7dc</text:span><text:span text:style-name="T9"> <text:s text:c="4"/>ec <text:s text:c="4"/>---- <text:s text:c="5"/>--- proc/boot/.script</text:span><text:span text:style-name="T25">=</text:span><text:span text:style-name="T9">/tmp/CAA806376</text:span></text:p>
      <text:p text:style-name="P19"><text:span text:style-name="T9"><text:s text:c="2"/></text:span><text:span text:style-name="T23">40f000</text:span><text:span text:style-name="T9"> <text:s/>45000 f002e498 <text:s text:c="5"/>--- proc/boot/procnto</text:span><text:span text:style-name="T25">=</text:span><text:span text:style-name="T9">/tmp/EAA806376</text:span></text:p>
      <text:p text:style-name="P19"><text:span text:style-name="T9"><text:s text:c="2"/></text:span><text:span text:style-name="T23">454000</text:span><text:span text:style-name="T9"> <text:s/>5e000 <text:s text:c="3"/>34792 <text:s text:c="5"/>--- proc/boot/libc.so.2</text:span><text:span text:style-name="T25">=</text:span><text:span text:style-name="T9">/usr/qnx632/target/qnx6/x8</text:span></text:p>
      <text:p text:style-name="P19"><text:span text:style-name="T23">6</text:span><text:span text:style-name="T9">/lib/libc.so</text:span></text:p>
      <text:p text:style-name="P19"><text:span text:style-name="T9"><text:s text:c="4"/></text:span><text:span text:style-name="T23">----</text:span><text:span text:style-name="T9"> <text:s text:c="3"/>--- <text:s text:c="4"/>---- <text:s text:c="5"/>--- proc/boot/libc.so</text:span><text:span text:style-name="T25">=</text:span><text:span text:style-name="T9">libc.so.2</text:span></text:p>
      <text:p text:style-name="P19"><text:span text:style-name="T9"><text:s text:c="2"/></text:span><text:span text:style-name="T23">4b2000</text:span><text:span text:style-name="T9"> <text:s text:c="2"/>47d4 <text:s/>8048c50 <text:s text:c="5"/>--- proc/boot/ls</text:span><text:span text:style-name="T25">=</text:span><text:span text:style-name="T9">/usr/qnx632/target/qnx6/x86/bin/l</text:span></text:p>
      <text:p text:style-name="P15">s</text:p>
      <text:p text:style-name="P19"><text:span text:style-name="T9"><text:s text:c="2"/></text:span><text:span text:style-name="T23">4b7000</text:span><text:span text:style-name="T9"> <text:s text:c="2"/>1ddb <text:s/>80484c0 <text:s text:c="5"/>--- proc/boot/cat</text:span><text:span text:style-name="T25">=</text:span><text:span text:style-name="T9">/usr/qnx632/target/qnx6/x86/bin/</text:span></text:p>
      <text:p text:style-name="P15">cat</text:p>
      <text:p text:style-name="P19"><text:span text:style-name="T9"><text:s text:c="2"/></text:span><text:span text:style-name="T23">4b9000</text:span><text:span text:style-name="T9"> <text:s text:c="2"/>d0dc <text:s/>804935c <text:s text:c="5"/>--- proc/boot/pidin</text:span><text:span text:style-name="T25">=</text:span><text:span text:style-name="T9">/usr/qnx632/target/qnx6/x86/bi</text:span></text:p>
      <text:p text:style-name="P19"><text:span text:style-name="T23">n</text:span><text:span text:style-name="T9">/pidin</text:span></text:p>
      <text:p text:style-name="P19"><text:span text:style-name="T9"><text:s text:c="2"/></text:span><text:span text:style-name="T23">4c7000</text:span><text:span text:style-name="T9"> <text:s text:c="2"/>1891 <text:s/>804842c <text:s text:c="5"/>--- proc/boot/pwd</text:span><text:span text:style-name="T25">=</text:span><text:span text:style-name="T9">/usr/qnx632/target/qnx6/x86/bin/</text:span></text:p>
      <text:p text:style-name="P15">pwd</text:p>
      <text:p text:style-name="P19"><text:span text:style-name="T9"><text:s text:c="2"/></text:span><text:span text:style-name="T23">4c9000</text:span><text:span text:style-name="T9"> <text:s text:c="2"/>1674 <text:s/>8048384 <text:s text:c="5"/>--- proc/boot/main.out</text:span><text:span text:style-name="T25">=</text:span><text:span text:style-name="T9">/fs/hd10-dos-1/D1_sysEm/mai</text:span></text:p>
      <text:p text:style-name="P15">n.out</text:p>
      <text:p text:style-name="P19"><text:span text:style-name="T9"><text:s text:c="2"/></text:span><text:span text:style-name="T23">4cb000</text:span><text:span text:style-name="T9"> <text:s/>10336 <text:s/>8049c30 <text:s text:c="5"/>--- proc/boot/devc-con</text:span><text:span text:style-name="T25">=</text:span><text:span text:style-name="T9">/usr/qnx632/target/qnx6/x86</text:span></text:p>
      <text:p text:style-name="P11">/sbin/devc-con</text:p>
      <text:p text:style-name="P19"><text:span text:style-name="T9"><text:s text:c="2"/></text:span><text:span text:style-name="T23">4dc000</text:span><text:span text:style-name="T9"> <text:s text:c="2"/>2e42 <text:s/>8048ae8 <text:s text:c="5"/>--- proc/boot/uesh</text:span><text:span text:style-name="T25">=</text:span><text:span text:style-name="T9">/usr/qnx632/target/qnx6/x86/bin</text:span></text:p>
      <text:p text:style-name="P11">/uesh</text:p>
      <text:p text:style-name="P19"><text:span text:style-name="T9"><text:s text:c="2"/></text:span><text:span text:style-name="T23">4dee42</text:span><text:span text:style-name="T9"> <text:s text:c="2"/>1a5d <text:s text:c="4"/>---- <text:s text:c="5"/>--- etc/termcap</text:span><text:span text:style-name="T25">=</text:span><text:span text:style-name="T9">/etc/termcap</text:span></text:p>
      <text:p text:style-name="P23"><text:span text:style-name="T9"><text:s text:c="2"/></text:span><text:span text:style-name="T23">4e08a0</text:span><text:span text:style-name="T9"> <text:s text:c="5"/>4 <text:s text:c="4"/>---- <text:s text:c="5"/>--- Image-trailer</text:span></text:p>
      <text:p text:style-name="Text_20_body"/>
      <text:h text:style-name="P28" text:outline-level="2">Contenu de l'image système générée</text:h>
      <text:p text:style-name="Text_20_body"/>
      <text:p text:style-name="P16"><text:span text:style-name="T5"><text:s text:c="2"/></text:span><text:span text:style-name="T20">$</text:span><text:span text:style-name="T5"> dumpifs img.ifs</text:span></text:p>
      <text:p text:style-name="P17"><text:span text:style-name="T5"><text:s text:c="3"/></text:span><text:span text:style-name="T20">Offset</text:span><text:span text:style-name="T5"> <text:s text:c="4"/>Size <text:s/>Name</text:span></text:p>
      <text:p text:style-name="P17"><text:span text:style-name="T5"><text:s text:c="8"/></text:span><text:span text:style-name="T20">0</text:span><text:span text:style-name="T5"> <text:s text:c="5"/>400 <text:s/></text:span><text:span text:style-name="T24">*</text:span><text:span text:style-name="T6">.boot</text:span></text:p>
      <text:p text:style-name="P17"><text:span text:style-name="T6"><text:s text:c="6"/></text:span><text:span text:style-name="T21">400</text:span><text:span text:style-name="T6"> <text:s text:c="5"/>100 <text:s/>Startup-header flags1</text:span><text:span text:style-name="T24">=</text:span><text:span text:style-name="T6">0xd fl</text:span></text:p>
      <text:p text:style-name="P17"><text:span text:style-name="T6"><text:s text:c="6"/></text:span><text:span text:style-name="T21">500</text:span><text:span text:style-name="T6"> <text:s text:c="4"/>e008 <text:s/>startup.</text:span><text:span text:style-name="T24">*</text:span></text:p>
      <text:p text:style-name="P17"><text:span text:style-name="T6"><text:s text:c="5"/></text:span><text:span text:style-name="T21">e508</text:span><text:span text:style-name="T6"> <text:s text:c="6"/>5c <text:s/>Image-header mountpoint</text:span><text:span text:style-name="T24">=</text:span><text:span text:style-name="T6">/</text:span></text:p>
      <text:p text:style-name="P17"><text:span text:style-name="T6"><text:s text:c="5"/></text:span><text:span text:style-name="T21">e564</text:span><text:span text:style-name="T6"> <text:s text:c="5"/>278 <text:s/>Image-directory</text:span></text:p>
      <text:p text:style-name="P17"><text:span text:style-name="T6"><text:s text:c="5"/></text:span><text:span text:style-name="T21">----</text:span><text:span text:style-name="T6"> <text:s text:c="4"/>---- <text:s/>Root-dirent</text:span></text:p>
      <text:p text:style-name="P17"><text:span text:style-name="T6"><text:s text:c="5"/></text:span><text:span text:style-name="T21">e7dc</text:span><text:span text:style-name="T6"> <text:s text:c="6"/>ec <text:s/>proc/boot/.script</text:span></text:p>
      <text:p text:style-name="P17"><text:span text:style-name="T6"><text:s text:c="5"/></text:span><text:span text:style-name="T21">f000</text:span><text:span text:style-name="T6"> <text:s text:c="3"/>45000 <text:s/>proc/boot/procnto</text:span></text:p>
      <text:p text:style-name="P17"><text:span text:style-name="T6"><text:s text:c="4"/></text:span><text:span text:style-name="T21">54000</text:span><text:span text:style-name="T6"> <text:s text:c="3"/>5e000 <text:s/>proc/boot/libc.so.2</text:span></text:p>
      <text:p text:style-name="P17"><text:span text:style-name="T6"><text:s text:c="5"/></text:span><text:span text:style-name="T21">----</text:span><text:span text:style-name="T6"> <text:s text:c="7"/>9 <text:s/>proc/boot/libc.so -</text:span><text:span text:style-name="T24">&gt;</text:span><text:span text:style-name="T6"> libc.so</text:span></text:p>
      <text:p text:style-name="P17"><text:span text:style-name="T6"><text:s text:c="4"/></text:span><text:span text:style-name="T21">b2000</text:span><text:span text:style-name="T6"> <text:s text:c="4"/>47d4 <text:s/>proc/boot/ls</text:span></text:p>
      <text:p text:style-name="P17"><text:span text:style-name="T6"><text:s text:c="4"/></text:span><text:span text:style-name="T21">b7000</text:span><text:span text:style-name="T6"> <text:s text:c="4"/>1ddb <text:s/>proc/boot/cat</text:span></text:p>
      <text:p text:style-name="P17"><text:span text:style-name="T6"><text:s text:c="4"/></text:span><text:span text:style-name="T21">b9000</text:span><text:span text:style-name="T6"> <text:s text:c="4"/>d0dc <text:s/>proc/boot/pidin</text:span></text:p>
      <text:p text:style-name="P17"><text:span text:style-name="T6"><text:s text:c="4"/></text:span><text:span text:style-name="T21">c7000</text:span><text:span text:style-name="T6"> <text:s text:c="4"/>1891 <text:s/>proc/boot/pwd</text:span></text:p>
      <text:p text:style-name="P17"><text:span text:style-name="T6"><text:s text:c="4"/></text:span><text:span text:style-name="T21">c9000</text:span><text:span text:style-name="T6"> <text:s text:c="4"/>1674 <text:s/>proc/boot/main.out</text:span></text:p>
      <text:p text:style-name="P17"><text:span text:style-name="T6"><text:s text:c="4"/></text:span><text:span text:style-name="T21">cb000</text:span><text:span text:style-name="T6"> <text:s text:c="3"/>10336 <text:s/>proc/boot/devc-con</text:span></text:p>
      <text:p text:style-name="P17"><text:span text:style-name="T6"><text:s text:c="4"/></text:span><text:span text:style-name="T21">dc000</text:span><text:span text:style-name="T6"> <text:s text:c="4"/>2e42 <text:s/>proc/boot/uesh</text:span></text:p>
      <text:p text:style-name="P17"><text:span text:style-name="T6"><text:s text:c="4"/></text:span><text:span text:style-name="T21">dee42</text:span><text:span text:style-name="T6"> <text:s text:c="4"/>1a5d <text:s/>etc/termcap</text:span></text:p>
      <text:p text:style-name="P17"><text:span text:style-name="T21">Checksums:</text:span><text:span text:style-name="T6"> image</text:span><text:span text:style-name="T24">=</text:span><text:span text:style-name="T6">0x419c85e4 startup</text:span><text:span text:style-name="T24">=</text:span><text:span text:style-name="T6">0xcbb25932</text:span></text:p>
      <text:p text:style-name="P17"><text:span text:style-name="T6"/></text:p>
      <text:p text:style-name="P17"><text:span text:style-name="T6"/></text:p>
      <text:h text:style-name="Heading_20_2" text:outline-level="2">Taille de l’exécutable et de l'image système</text:h>
      <text:p text:style-name="Text_20_body"/>
      <text:p text:style-name="Text_20_body">Exécutable : <text:span text:style-name="T18">4.431</text:span> octets</text:p>
      <text:p text:style-name="Text_20_body">Image système sans l'option +compress :<text:span text:style-name="T18"> 919.716</text:span> octets</text:p>
      <text:p text:style-name="Text_20_body">Image système avec l'option +compress : <text:span text:style-name="T18">483.656</text:span> octets</text:p>
      <text:p text:style-name="Text_20_body"/>
      <text:p text:style-name="Text_20_body"/>
      <text:h text:style-name="Heading_20_2" text:outline-level="2">Résultat du dinit</text:h>
      <text:p text:style-name="Text_20_body"><text:span text:style-name="T19"/></text:p>
      <text:p text:style-name="P16"><text:span text:style-name="T20">#</text:span><text:span text:style-name="T5"> dinit -f img.ifs /dev/fd0</text:span></text:p>
      <text:p text:style-name="P17"><text:span text:style-name="T20">Using</text:span><text:span text:style-name="T5"> loader /usr/qnx632/target/qnx6/x86/boot/sys/ipl-diskpc2-flop</text:span></text:p>
      <text:p text:style-name="P17"><text:span text:style-name="T20">Disk</text:span><text:span text:style-name="T5"> '/dev/fd0' contains 2880 blocks (1440K).</text:span></text:p>
      <text:p text:style-name="P17"><text:span text:style-name="T20">#</text:span></text:p>
      <text:h text:style-name="P24" text:outline-level="1">Fichier script optimisé</text:h>
      <text:h text:style-name="Heading_20_2" text:outline-level="2">Fichier build (*.bld)</text:h>
      <text:p text:style-name="Text_20_body"/>
      <text:p text:style-name="P20"># Buildfile pour tests sur disquette de boot pour syst embarques</text:p>
      <text:p text:style-name="P21"># Affiche "Hello world"</text:p>
      <text:p text:style-name="P21"># bios pour le meme cpu que l'host de developemment</text:p>
      <text:p text:style-name="P17"><text:span text:style-name="T14">[virtual</text:span><text:span text:style-name="T7">=</text:span><text:span text:style-name="T6">x86,bios] .bootstrap = {</text:span></text:p>
      <text:p text:style-name="P11"><text:tab/>startup-bios -s 64k -A</text:p>
      <text:p text:style-name="P11"><text:tab/>PATH=/proc/boot LD_LIBRARY_PATH=/proc/boot:/usr/lib:/lib procnto</text:p>
      <text:p text:style-name="P11">}</text:p>
      <text:p text:style-name="P17"><text:span text:style-name="T15">[+script] .script</text:span><text:span text:style-name="T6"> </text:span><text:span text:style-name="T7">=</text:span><text:span text:style-name="T6"> {</text:span></text:p>
      <text:p text:style-name="P11"/>
      <text:p text:style-name="P11">procmgr_symlink ../../proc/boot/libc.so /usr/lib/ldqnx.so.2</text:p>
      <text:p text:style-name="P11"/>
      <text:p text:style-name="P22"># start console driver with two virtual consoles</text:p>
      <text:p text:style-name="P22"># accessible at ctrl+alt+1 and ctrl+alt+2</text:p>
      <text:p text:style-name="P11"/>
      <text:p text:style-name="P11">devc-con -n2 &amp;</text:p>
      <text:p text:style-name="P11"/>
      <text:p text:style-name="P22"># start shell on the consoles</text:p>
      <text:p text:style-name="P22">#open stdin,stdout,stderr directed to con1</text:p>
      <text:p text:style-name="P11"/>
      <text:p text:style-name="P11">reopen /dev/con1</text:p>
      <text:p text:style-name="P11"/>
      <text:p text:style-name="P22"># start shell as session leadertaire</text:p>
      <text:p text:style-name="P11"/>
      <text:p text:style-name="P17"><text:span text:style-name="T15">[+session] TERM</text:span><text:span text:style-name="T7">=</text:span><text:span text:style-name="T6">qansi uesh &amp;</text:span></text:p>
      <text:p text:style-name="P11"/>
      <text:p text:style-name="P22">#open stdin,stdout,stderr directed to con2</text:p>
      <text:p text:style-name="P11"/>
      <text:p text:style-name="P11">reopen /dev/con2</text:p>
      <text:p text:style-name="P11">/proc/boot/main.out &amp;</text:p>
      <text:p text:style-name="P22"># start shell as session leader</text:p>
      <text:p text:style-name="P17"><text:span text:style-name="T15">[+session] TERM</text:span><text:span text:style-name="T7">=</text:span><text:span text:style-name="T6">qansi uesh &amp;</text:span></text:p>
      <text:p text:style-name="P11"/>
      <text:p text:style-name="P11">}</text:p>
      <text:p text:style-name="P11"/>
      <text:p text:style-name="P22">#Files to be included</text:p>
      <text:p text:style-name="P22">#these will end up in /proc/boot</text:p>
      <text:p text:style-name="P11">libc.so</text:p>
      <text:p text:style-name="P11"/>
      <text:p text:style-name="P17"><text:span text:style-name="T15">/etc/termcap</text:span><text:span text:style-name="T7">=</text:span><text:span text:style-name="T6">/etc/termcap</text:span></text:p>
      <text:p text:style-name="P11"/>
      <text:p text:style-name="P22">#Executable programs to be loaded</text:p>
      <text:p text:style-name="P17"><text:span text:style-name="T15">[code</text:span><text:span text:style-name="T7">=</text:span><text:span text:style-name="T6">uip data=copy perms=+r,+x]</text:span></text:p>
      <text:p text:style-name="P11">ls</text:p>
      <text:p text:style-name="P11">cat</text:p>
      <text:p text:style-name="P11">pidin</text:p>
      <text:p text:style-name="P11">pwd</text:p>
      <text:p text:style-name="P11"/>
      <text:p text:style-name="P22"># elem</text:p>
      <text:p text:style-name="P11">/fs/hd10-dos-1/D1_sysEm/main.out</text:p>
      <text:p text:style-name="P11"/>
      <text:p text:style-name="P11">devc-con</text:p>
      <text:p text:style-name="P22"># uesh is a tiny shell, use "ksh" if you have enough space</text:p>
      <text:p text:style-name="P11">uesh</text:p>
      <text:h text:style-name="P28" text:outline-level="2">Résultat du mkifs</text:h>
      <text:p text:style-name="Text_20_body"><text:span text:style-name="T10"/></text:p>
      <text:p text:style-name="P18"><text:span text:style-name="T23">#</text:span><text:span text:style-name="T9"> mkifs -v fichieroptimise.bld img.ifs</text:span></text:p>
      <text:p text:style-name="P17"><text:span text:style-name="T5"><text:s text:c="2"/></text:span><text:span text:style-name="T20">Offset</text:span><text:span text:style-name="T5"> <text:s text:c="2"/>Size <text:s text:c="3"/>Entry <text:s text:c="2"/>Ramoff Target</text:span><text:span text:style-name="T24">=</text:span><text:span text:style-name="T6">Host</text:span></text:p>
      <text:p text:style-name="P17"><text:span text:style-name="T6"><text:s text:c="2"/></text:span><text:span text:style-name="T21">400000</text:span><text:span text:style-name="T6"> <text:s text:c="3"/>400 <text:s text:c="7"/>0 <text:s text:c="5"/>--- /usr/qnx632/target/qnx6/x86/boot/sys/bios.boot</text:span></text:p>
      <text:p text:style-name="P17"><text:span text:style-name="T6"><text:s text:c="2"/></text:span><text:span text:style-name="T21">400400</text:span><text:span text:style-name="T6"> <text:s text:c="3"/>100 <text:s text:c="4"/>---- <text:s text:c="5"/>--- Startup-header</text:span></text:p>
      <text:p text:style-name="P17"><text:span text:style-name="T6"><text:s text:c="2"/></text:span><text:span text:style-name="T21">400500</text:span><text:span text:style-name="T6"> <text:s text:c="2"/>e408 <text:s text:c="2"/>403c08 <text:s text:c="5"/>--- /tmp/DAA974881</text:span></text:p>
      <text:p text:style-name="P17"><text:span text:style-name="T6"><text:s text:c="2"/></text:span><text:span text:style-name="T21">40e508</text:span><text:span text:style-name="T6"> <text:s text:c="4"/>5c <text:s text:c="4"/>---- <text:s text:c="5"/>--- Image-header</text:span></text:p>
      <text:p text:style-name="P17"><text:span text:style-name="T6"><text:s text:c="2"/></text:span><text:span text:style-name="T21">40e564</text:span><text:span text:style-name="T6"> <text:s text:c="3"/>1b8 <text:s text:c="4"/>---- <text:s text:c="5"/>--- Image-directory</text:span></text:p>
      <text:p text:style-name="P17"><text:span text:style-name="T6"><text:s text:c="2"/></text:span><text:span text:style-name="T21">40e71c</text:span><text:span text:style-name="T6"> <text:s text:c="4"/>b8 <text:s text:c="4"/>---- <text:s text:c="5"/>--- proc/boot/.script</text:span><text:span text:style-name="T24">=</text:span><text:span text:style-name="T6">/tmp/CAA974881</text:span></text:p>
      <text:p text:style-name="P17"><text:span text:style-name="T6"><text:s text:c="2"/></text:span><text:span text:style-name="T21">40f000</text:span><text:span text:style-name="T6"> <text:s/>45000 f002e498 <text:s text:c="5"/>--- proc/boot/procnto</text:span><text:span text:style-name="T24">=</text:span><text:span text:style-name="T6">/tmp/EAA974881</text:span></text:p>
      <text:p text:style-name="P17"><text:span text:style-name="T6"><text:s text:c="2"/></text:span><text:span text:style-name="T21">454000</text:span><text:span text:style-name="T6"> <text:s/>5e000 <text:s text:c="3"/>34792 <text:s text:c="5"/>--- proc/boot/libc.so.2</text:span><text:span text:style-name="T24">=</text:span><text:span text:style-name="T6">/usr/qnx632/target/qnx6/x86/lib/libc.so</text:span></text:p>
      <text:p text:style-name="P17"><text:span text:style-name="T6"><text:s text:c="4"/></text:span><text:span text:style-name="T21">----</text:span><text:span text:style-name="T6"> <text:s text:c="3"/>--- <text:s text:c="4"/>---- <text:s text:c="5"/>--- proc/boot/libc.so</text:span><text:span text:style-name="T24">=</text:span><text:span text:style-name="T6">libc.so.2</text:span></text:p>
      <text:p text:style-name="P17"><text:span text:style-name="T6"><text:s text:c="2"/></text:span><text:span text:style-name="T21">4b2000</text:span><text:span text:style-name="T6"> <text:s text:c="2"/>1674 <text:s/>8048384 <text:s text:c="5"/>--- proc/boot/main.out</text:span><text:span text:style-name="T24">=</text:span><text:span text:style-name="T6">/fs/hd10-dos-1/D1_sysEm/main.out</text:span></text:p>
      <text:p text:style-name="P17"><text:span text:style-name="T6"><text:s text:c="2"/></text:span><text:span text:style-name="T21">4b4000</text:span><text:span text:style-name="T6"> <text:s/>10336 <text:s/>8049c30 <text:s text:c="5"/>--- proc/boot/devc-con</text:span><text:span text:style-name="T24">=</text:span><text:span text:style-name="T6">/usr/qnx632/target/qnx6/x86/sbin/devc-con</text:span></text:p>
      <text:p text:style-name="P17"><text:span text:style-name="T6"><text:s text:c="2"/></text:span><text:span text:style-name="T21">4c5000</text:span><text:span text:style-name="T6"> <text:s text:c="2"/>2e42 <text:s/>8048ae8 <text:s text:c="5"/>--- proc/boot/uesh</text:span><text:span text:style-name="T24">=</text:span><text:span text:style-name="T6">/usr/qnx632/target/qnx6/x86/bin/uesh</text:span></text:p>
      <text:p text:style-name="P17"><text:span text:style-name="T6"><text:s text:c="2"/></text:span><text:span text:style-name="T21">4c7e42</text:span><text:span text:style-name="T6"> <text:s text:c="2"/>1a5d <text:s text:c="4"/>---- <text:s text:c="5"/>--- etc/termcap</text:span><text:span text:style-name="T24">=</text:span><text:span text:style-name="T6">/etc/termcap</text:span></text:p>
      <text:p text:style-name="P17"><text:span text:style-name="T6"><text:s text:c="2"/></text:span><text:span text:style-name="T21">4c98a0</text:span><text:span text:style-name="T6"> <text:s text:c="5"/>4 <text:s text:c="4"/>---- <text:s text:c="5"/>--- Image-trailer</text:span></text:p>
      <text:p text:style-name="Text_20_body"/>
      <text:h text:style-name="P28" text:outline-level="2">Contenu de l'image système générée</text:h>
      <text:p text:style-name="Text_20_body"/>
      <text:p text:style-name="P16"><text:span text:style-name="T21">#</text:span><text:span text:style-name="T6"> dumpifs img.ifs</text:span></text:p>
      <text:p text:style-name="P17"><text:span text:style-name="T5"><text:s text:c="3"/></text:span><text:span text:style-name="T20">Offset</text:span><text:span text:style-name="T5"> <text:s text:c="4"/>Size <text:s/>Name</text:span></text:p>
      <text:p text:style-name="P17"><text:span text:style-name="T5"><text:s text:c="8"/></text:span><text:span text:style-name="T20">0</text:span><text:span text:style-name="T5"> <text:s text:c="5"/>400 <text:s/></text:span><text:span text:style-name="T24">*</text:span><text:span text:style-name="T6">.boot</text:span></text:p>
      <text:p text:style-name="P17"><text:span text:style-name="T6"><text:s text:c="6"/></text:span><text:span text:style-name="T21">400</text:span><text:span text:style-name="T6"> <text:s text:c="5"/>100 <text:s/>Startup-header flags1</text:span><text:span text:style-name="T24">=</text:span><text:span text:style-name="T6">0xd flags2</text:span><text:span text:style-name="T24">=</text:span><text:span text:style-name="T6">0 paddr_bias</text:span><text:span text:style-name="T24">=</text:span><text:span text:style-name="T6">0</text:span></text:p>
      <text:p text:style-name="P17"><text:span text:style-name="T6"><text:s text:c="6"/></text:span><text:span text:style-name="T21">500</text:span><text:span text:style-name="T6"> <text:s text:c="4"/>e008 <text:s/>startup.</text:span><text:span text:style-name="T24">*</text:span></text:p>
      <text:p text:style-name="P17"><text:span text:style-name="T6"><text:s text:c="5"/></text:span><text:span text:style-name="T21">e508</text:span><text:span text:style-name="T6"> <text:s text:c="6"/>5c <text:s/>Image-header mountpoint</text:span><text:span text:style-name="T24">=</text:span><text:span text:style-name="T6">/</text:span></text:p>
      <text:p text:style-name="P17"><text:span text:style-name="T6"><text:s text:c="5"/></text:span><text:span text:style-name="T21">e564</text:span><text:span text:style-name="T6"> <text:s text:c="5"/>1b8 <text:s/>Image-directory</text:span></text:p>
      <text:p text:style-name="P17"><text:span text:style-name="T6"><text:s text:c="5"/></text:span><text:span text:style-name="T21">----</text:span><text:span text:style-name="T6"> <text:s text:c="4"/>---- <text:s/>Root-dirent</text:span></text:p>
      <text:p text:style-name="P17"><text:span text:style-name="T6"><text:s text:c="5"/></text:span><text:span text:style-name="T21">e71c</text:span><text:span text:style-name="T6"> <text:s text:c="6"/>b8 <text:s/>proc/boot/.script</text:span></text:p>
      <text:p text:style-name="P17"><text:span text:style-name="T6"><text:s text:c="5"/></text:span><text:span text:style-name="T21">f000</text:span><text:span text:style-name="T6"> <text:s text:c="3"/>45000 <text:s/>proc/boot/procnto</text:span></text:p>
      <text:p text:style-name="P17"><text:span text:style-name="T6"><text:s text:c="4"/></text:span><text:span text:style-name="T21">54000</text:span><text:span text:style-name="T6"> <text:s text:c="3"/>5e000 <text:s/>proc/boot/libc.so.2</text:span></text:p>
      <text:p text:style-name="P17"><text:span text:style-name="T6"><text:s text:c="5"/></text:span><text:span text:style-name="T21">----</text:span><text:span text:style-name="T6"> <text:s text:c="7"/>9 <text:s/>proc/boot/libc.so -</text:span><text:span text:style-name="T24">&gt;</text:span><text:span text:style-name="T6"> libc.so.2</text:span></text:p>
      <text:p text:style-name="P17"><text:span text:style-name="T6"><text:s text:c="4"/></text:span><text:span text:style-name="T21">b2000</text:span><text:span text:style-name="T6"> <text:s text:c="4"/>1674 <text:s/>proc/boot/main.out</text:span></text:p>
      <text:p text:style-name="P17"><text:span text:style-name="T6"><text:s text:c="4"/></text:span><text:span text:style-name="T21">b4000</text:span><text:span text:style-name="T6"> <text:s text:c="3"/>10336 <text:s/>proc/boot/devc-con</text:span></text:p>
      <text:p text:style-name="P17"><text:span text:style-name="T6"><text:s text:c="4"/></text:span><text:span text:style-name="T21">c5000</text:span><text:span text:style-name="T6"> <text:s text:c="4"/>2e42 <text:s/>proc/boot/uesh</text:span></text:p>
      <text:p text:style-name="P17"><text:span text:style-name="T6"><text:s text:c="4"/></text:span><text:span text:style-name="T21">c7e42</text:span><text:span text:style-name="T6"> <text:s text:c="4"/>1a5d <text:s/>etc/termcap</text:span></text:p>
      <text:p text:style-name="P17"><text:span text:style-name="T21">Checksums:</text:span><text:span text:style-name="T6"> image</text:span><text:span text:style-name="T24">=</text:span><text:span text:style-name="T6">0x5a2c77b8 startup</text:span><text:span text:style-name="T24">=</text:span><text:span text:style-name="T6">0xcbb5b8a2</text:span></text:p>
      <text:p text:style-name="P17"><text:span text:style-name="T6"/></text:p>
      <text:p text:style-name="P17"><text:span text:style-name="T6"/></text:p>
      <text:h text:style-name="Heading_20_2" text:outline-level="2">Taille de l’exécutable et de l'image système</text:h>
      <text:p text:style-name="Text_20_body"/>
      <text:p text:style-name="Text_20_body">Exécutable : <text:span text:style-name="T18">4.431</text:span> octets</text:p>
      <text:p text:style-name="Text_20_body">Image système sans l'option +compress :<text:span text:style-name="T18"> 825.508</text:span> octets</text:p>
      <text:p text:style-name="Text_20_body">Image système avec l'option +compress : <text:span text:style-name="T18">451.052</text:span> octets</text:p>
      <text:p text:style-name="Text_20_body"/>
      <text:p text:style-name="Text_20_body"/>
      <text:h text:style-name="Heading_20_2" text:outline-level="2">Résultat du dinit</text:h>
      <text:p text:style-name="Text_20_body"><text:span text:style-name="T19"/></text:p>
      <text:p text:style-name="P16"><text:span text:style-name="T20">#</text:span><text:span text:style-name="T5"> dinit -f img.ifs /dev/fd0</text:span></text:p>
      <text:p text:style-name="P17"><text:span text:style-name="T20">Using</text:span><text:span text:style-name="T5"> loader /usr/qnx632/target/qnx6/x86/boot/sys/ipl-diskpc2-flop</text:span></text:p>
      <text:p text:style-name="P17"><text:span text:style-name="T20">Disk</text:span><text:span text:style-name="T5"> '/dev/fd0' contains 2880 blocks (1440K).</text:span></text:p>
      <text:p text:style-name="P17"><text:span text:style-name="T20">#</text:span></text:p>
      <text:h text:style-name="P24" text:outline-level="1">Interprétation des résultats</text:h>
      <text:p text:style-name="Text_20_body"/>
      <text:p text:style-name="Text_20_body"><text:tab/>La compression nous permet de gagner environ 50% de la taille de l'image système. Ce gain de taille est très appréciable lorsque l'on sait que nos systèmes embarqué ne possèdent pas souvent beaucoup de mémoire. Si l'on cherche à créer un système embarqué, lui donner la plus petite mémoire interne possible permet de réduire le coût total du système.</text:p>
      <text:p text:style-name="Text_20_body"/>
      <text:p text:style-name="Text_20_body"><text:tab/>On remarque également que l'image système n'est au final composée en grande partie que d'un dossier /proc/boot dans lequel se retrouve quasiment tout les fichiers nécessaire pour la faire fonctionner (hormis la librairie termcap que l'on à placé spécifiquement dans le dossier /etc).</text:p>
      <text:p text:style-name="Text_20_body"/>
      <text:p text:style-name="Text_20_body"><text:tab/>Retirer tout les utilitaires (ls, pidin, ...) nous apporte un gain de place intéressant (100ko de gagné environ, ce qui représente approximativement 8% de la taille de l'image système). Il est donc fort intéressant de déterminer quels sont les utilitaires vraiment nécessaire sur le système embarqué afin d'optimiser la taille de l'image système et comme expliqué plus haut, réduire encore les coûts du système embarqu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F" svg:font-family=""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Groupe 2322<text:tab/>Informatique en milieu industriel<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3:27:29.27</meta:creation-date>
    <dc:date>2012-10-05T22:53:48.56</dc:date>
    <meta:editing-duration>PT4H52M47S</meta:editing-duration>
    <meta:editing-cycles>56</meta:editing-cycles>
    <meta:generator>OpenOffice.org/3.4$Win32 OpenOffice.org_project/340m1$Build-9590</meta:generator>
    <dc:creator>Thomas Van Gysegem</dc:creator>
    <meta:document-statistic meta:table-count="0" meta:image-count="0" meta:object-count="0" meta:page-count="10" meta:paragraph-count="235" meta:word-count="1049" meta:character-count="8842"/>
  </office:meta>
</office:document-meta>
</file>